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1, 2, 3]">
            <text:p>[1, 2, 3]</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text:p/>
          </table:table-cell>
          <table:table-cell table:style-name="ce154" table:formula="of:=IF([.F6]&lt;&gt;[.G6];0;1)" office:value-type="float" office:value="0">
            <text:p>FAIL</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text:p/>
          </table:table-cell>
          <table:table-cell table:style-name="ce154" table:formula="of:=IF([.F7]&lt;&gt;[.G7];0;1)" office:value-type="float" office:value="0">
            <text:p>FAIL</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text:p/>
          </table:table-cell>
          <table:table-cell table:style-name="ce154" table:formula="of:=IF([.F9]&lt;&gt;[.G9];0;1)" office:value-type="float" office:value="0">
            <text:p>FAIL</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text:p/>
          </table:table-cell>
          <table:table-cell table:style-name="ce154" table:formula="of:=IF([.F10]&lt;&gt;[.G10];0;1)" office:value-type="float" office:value="0">
            <text:p>FAIL</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text:p/>
          </table:table-cell>
          <table:table-cell table:style-name="ce154" table:formula="of:=IF([.F11]&lt;&gt;[.G11];0;1)" office:value-type="float" office:value="0">
            <text:p>FAIL</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text:p/>
          </table:table-cell>
          <table:table-cell table:style-name="ce154" table:formula="of:=IF([.F12]&lt;&gt;[.G12];0;1)" office:value-type="float" office:value="0">
            <text:p>FAIL</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text:p/>
          </table:table-cell>
          <table:table-cell table:style-name="ce154" table:formula="of:=IF([.F14]&lt;&gt;[.G14];0;1)" office:value-type="float" office:value="0">
            <text:p>FAIL</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text:p/>
          </table:table-cell>
          <table:table-cell table:style-name="ce154" table:formula="of:=IF([.F15]&lt;&gt;[.G15];0;1)" office:value-type="float" office:value="0">
            <text:p>FAIL</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text:p/>
          </table:table-cell>
          <table:table-cell table:style-name="ce154" table:formula="of:=IF([.F16]&lt;&gt;[.G16];0;1)" office:value-type="float" office:value="0">
            <text:p>FAIL</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text:p/>
          </table:table-cell>
          <table:table-cell table:style-name="ce154" table:formula="of:=IF([.F17]&lt;&gt;[.G17];0;1)" office:value-type="float" office:value="0">
            <text:p>FAIL</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text:p/>
          </table:table-cell>
          <table:table-cell table:style-name="ce154" table:formula="of:=IF([.F18]&lt;&gt;[.G18];0;1)" office:value-type="float" office:value="0">
            <text:p>FAIL</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text:p/>
          </table:table-cell>
          <table:table-cell table:style-name="ce154" table:formula="of:=IF([.F19]&lt;&gt;[.G19];0;1)" office:value-type="float" office:value="0">
            <text:p>FAIL</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text:p/>
          </table:table-cell>
          <table:table-cell table:style-name="ce154" table:formula="of:=IF([.F20]&lt;&gt;[.G20];0;1)" office:value-type="float" office:value="0">
            <text:p>FAIL</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text:p/>
          </table:table-cell>
          <table:table-cell table:style-name="ce154" table:formula="of:=IF([.F21]&lt;&gt;[.G21];0;1)" office:value-type="float" office:value="0">
            <text:p>FAIL</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1">
            <text:p>1</text:p>
          </table:table-cell>
          <table:table-cell table:style-name="ce154" table:formula="of:=IF([.F23]&lt;&gt;[.G23];0;1)" office:value-type="float" office:value="0">
            <text:p>FAIL</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1">
            <text:p>1</text:p>
          </table:table-cell>
          <table:table-cell table:style-name="ce154" table:formula="of:=IF([.F24]&lt;&gt;[.G24];0;1)" office:value-type="float" office:value="0">
            <text:p>FAIL</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1">
            <text:p>1</text:p>
          </table:table-cell>
          <table:table-cell table:style-name="ce154" table:formula="of:=IF([.F25]&lt;&gt;[.G25];0;1)" office:value-type="float" office:value="0">
            <text:p>FAIL</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1">
            <text:p>1</text:p>
          </table:table-cell>
          <table:table-cell table:style-name="ce154" table:formula="of:=IF([.F26]&lt;&gt;[.G26];0;1)" office:value-type="float" office:value="0">
            <text:p>FAIL</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text:p/>
          </table:table-cell>
          <table:table-cell table:style-name="ce154" table:formula="of:=IF([.F30]&lt;&gt;[.G30];0;1)" office:value-type="float" office:value="0">
            <text:p>FAIL</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text:p/>
          </table:table-cell>
          <table:table-cell table:style-name="ce154" table:formula="of:=IF([.F31]&lt;&gt;[.G31];0;1)" office:value-type="float" office:value="0">
            <text:p>FAIL</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text:p/>
          </table:table-cell>
          <table:table-cell table:style-name="ce154" table:formula="of:=IF([.F32]&lt;&gt;[.G32];0;1)" office:value-type="float" office:value="0">
            <text:p>FAIL</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text:p/>
          </table:table-cell>
          <table:table-cell table:style-name="ce154" table:formula="of:=IF([.F33]&lt;&gt;[.G33];0;1)" office:value-type="float" office:value="0">
            <text:p>FAIL</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text:p/>
          </table:table-cell>
          <table:table-cell table:style-name="ce154" table:formula="of:=IF([.F34]&lt;&gt;[.G34];0;1)" office:value-type="float" office:value="0">
            <text:p>FAIL</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text:p/>
          </table:table-cell>
          <table:table-cell table:style-name="ce154" table:formula="of:=IF([.F35]&lt;&gt;[.G35];0;1)" office:value-type="float" office:value="0">
            <text:p>FAIL</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text:p/>
          </table:table-cell>
          <table:table-cell table:style-name="ce154" table:formula="of:=IF([.F36]&lt;&gt;[.G36];0;1)" office:value-type="float" office:value="0">
            <text:p>FAIL</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text:p/>
          </table:table-cell>
          <table:table-cell table:style-name="ce154" table:formula="of:=IF([.F38]&lt;&gt;[.G38];0;1)" office:value-type="float" office:value="0">
            <text:p>FAIL</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text:p/>
          </table:table-cell>
          <table:table-cell table:style-name="ce154" table:formula="of:=IF([.F39]&lt;&gt;[.G39];0;1)" office:value-type="float" office:value="0">
            <text:p>FAIL</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text:p/>
          </table:table-cell>
          <table:table-cell table:style-name="ce154" table:formula="of:=IF([.F40]&lt;&gt;[.G40];0;1)" office:value-type="float" office:value="0">
            <text:p>FAIL</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text:p/>
          </table:table-cell>
          <table:table-cell table:style-name="ce154" table:formula="of:=IF([.F41]&lt;&gt;[.G41];0;1)" office:value-type="float" office:value="0">
            <text:p>FAIL</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text:p/>
          </table:table-cell>
          <table:table-cell table:style-name="ce154" table:formula="of:=IF([.F43]&lt;&gt;[.G43];0;1)" office:value-type="float" office:value="0">
            <text:p>FAIL</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text:p/>
          </table:table-cell>
          <table:table-cell table:style-name="ce154" table:formula="of:=IF([.F44]&lt;&gt;[.G44];0;1)" office:value-type="float" office:value="0">
            <text:p>FAIL</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text:p/>
          </table:table-cell>
          <table:table-cell table:style-name="ce154" table:formula="of:=IF([.F45]&lt;&gt;[.G45];0;1)" office:value-type="float" office:value="0">
            <text:p>FAIL</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text:p/>
          </table:table-cell>
          <table:table-cell table:style-name="ce154" table:formula="of:=IF([.F46]&lt;&gt;[.G46];0;1)" office:value-type="float" office:value="0">
            <text:p>FAIL</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text:p/>
          </table:table-cell>
          <table:table-cell table:style-name="ce154" table:formula="of:=IF([.F47]&lt;&gt;[.G47];0;1)" office:value-type="float" office:value="0">
            <text:p>FAIL</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text:p/>
          </table:table-cell>
          <table:table-cell table:style-name="ce154" table:formula="of:=IF([.F54]&lt;&gt;[.G54];0;1)" office:value-type="float" office:value="0">
            <text:p>FAIL</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text:p/>
          </table:table-cell>
          <table:table-cell table:style-name="ce154" table:formula="of:=IF([.F55]&lt;&gt;[.G55];0;1)" office:value-type="float" office:value="0">
            <text:p>FAIL</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4:44: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4:44:04.60</dc:date>
    <meta:editing-duration>P131DT14H55M15S</meta:editing-duration>
    <meta:editing-cycles>260</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If Not(existsF(fName)) Then
		croak("assertThrows: unknown fn " &amp; toString(fName))
	End If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Equal(arityF("i_will_throw0"), 0).x

	'------------------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isNil",	True, 1), _
			List("cons",	True, 2), _
			List("car",		True, 1), _
			List("cdr",		True, 1), _
			List("adjoin",	True, 2), _
			List("swap",	True, 3),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result = applyF(car(fn), a)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swap":			result = 3
		Case "fst":				result = 2
		Case "snd":				result = 2
		Case "concat":			result = 2
		Case "equ":				result = 2
		Case "toString":		result = 1
		Case "TList_toString":	result = 1
		Case "TList_equ":		result = 2
		Case "isNil":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
		Case "i_will_throw0":	result = i_will_throw0()
		Case "swap":			result = swap(			args(k), args(k + 1), args(k + 2)	)
		Case "fst":				result = fst(			args(k), args(k + 1)				)
		Case "snd":				result = snd(			args(k), args(k + 1)				)
		Case "concat":			result = concat(		args(k), args(k + 1)				)
		Case "equ":				result = equ(			args(k), args(k + 1)				)
		Case "toString":		result = toString(		args(k)								)
		Case "TList_toString":	result = TList_toString(args(k)								)
		Case "TList_equ":		result = TList_equ(		args(k), args(k + 1)				)
		Case "isNil":			result = isNil(			args(k)								)
		Case "cons":			result = cons(			args(k), args(k + 1)				)
		Case "snoc":			result = snoc(			args(k), args(k + 1)				)
		Case "car":				result = car(			args(k)								)
		Case "cdr":				result = cdr(			args(k)								)
		Case "cadr":			result = cadr(			args(k)								)
		Case "caddr":			result = caddr(			args(k)								)
		Case "adjoin":			result = adjoin(		args(k), args(k + 1)				)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